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07d8b" draw:textarea-horizontal-align="justify" draw:textarea-vertical-align="middle" draw:auto-grow-height="false" fo:min-height="8.42cm" fo:min-width="8.17cm"/>
    </style:style>
    <style:style style:name="gr2" style:family="graphic" style:parent-style-name="standard">
      <style:graphic-properties draw:stroke="none" draw:fill="solid" draw:fill-color="#f58017" draw:shadow="hidden"/>
    </style:style>
    <style:style style:name="P1" style:family="paragraph">
      <loext:graphic-properties draw:fill-color="#607d8b"/>
      <style:paragraph-properties fo:text-align="center"/>
    </style:style>
    <style:style style:name="P2" style:family="paragraph">
      <loext:graphic-properties draw:fill="solid" draw:fill-color="#f58017"/>
    </style:style>
  </office:automatic-styles>
  <office:body>
    <office:drawing>
      <draw:page draw:name="page1" draw:style-name="dp1" draw:master-page-name="PM0">
        <draw:custom-shape draw:style-name="gr1" draw:text-style-name="P1" draw:layer="layout" svg:width="8.67cm" svg:height="8.67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7.201cm" svg:height="7.17cm" svg:x="0.766cm" svg:y="0.75cm" svg:viewBox="0 0 7202 7171" svg:d="M4241 5554c77 52 632 244 747 275 103 27 364 47 476 11 93-31 192-172 276-235 371-282 320-193 133-658-64-157-205-585-305-688l-1014 974c-82 64-274 209-313 321zM4241 5554zM2866 1686c-71-77-455-150-585-184-256-67-393-155-595-43-215 118-339 152-280 494 44 247 98 375 113 672 143 6 150-12 231-75zM2866 1686zM3168 4604c82-74 74-50 158-144 53-60 97-92 156-146l874-940c86-93 215-191 308-296 106-118 190-195 295-309 201-221 396-405 586-623 100-114 507-501 558-611-64-60-314-160-418-174-234-33-268 69-425 169-85 54-277 176-356 248-308 281-175 151-540 365l-2686 1845c-30 29-636 356-733 480-120 156 124 763 183 933 165 466 253 426 778 353 280-39 222-33 401-199zM3168 4604zM5455 6448c-386 180-251 146-732 342-649 264-391 68-695 365-154-21-30-64-207-58-155 5-275 146-576 25-148-60-651-173-819-209-97-109-672-325-857-442-152-96-185-183-357-308-516-375-235-216-483-513-72-86-93-86-148-185-217-386-589-941-560-1409 10 2 48 8 56 7 45-7 30-6 57-20-43-93-101-80-130-362-17-177 26-317 22-454 181-118 144-332 119-486-14-88-59-80-58-118l138-423c9-11 138-275 164-315 73-114 137-240 212-333 230-289 341-446 659-638 103-63 77-19 170-103 214-192 398-281 669-417 153-77 233-98 388-161 116 61-2 7 92 115 525-148 201-102 518-199 176-55 56 4 145-113 819-86 781-19 1228 212 147 75 761 231 765 232 257 105 735 387 920 560 437 408 178 214 420 545l192 292c389 600 211 571 355 1155 59 235 44 160-18 368-79 263 31 249 98 372-25 145-49 321-87 460-64 238-128 126-206 366-35 110-125 307-141 394-36 197-19 193-151 373-79 107-145 190-231 311-230 326-417 426-761 66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7cm" fo:page-height="8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0T18:20:51.714344640</dc:date>
    <meta:editing-duration>PT57S</meta:editing-duration>
    <meta:editing-cycles>1</meta:editing-cycles>
    <meta:document-statistic meta:object-count="2"/>
    <meta:generator>LibreOffice/5.1.6.2$Linux_X86_64 LibreOffice_project/10m0$Build-2</meta:generator>
  </office:meta>
</office:document-meta>
</file>